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a903" officeooo:paragraph-rsid="0006a903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text-properties officeooo:rsid="0006301a" officeooo:paragraph-rsid="0006301a"/>
    </style:style>
    <style:style style:name="P6" style:family="paragraph" style:parent-style-name="Text_20_body" style:list-style-name="L5">
      <style:text-properties officeooo:rsid="0006a903" officeooo:paragraph-rsid="0006a903"/>
    </style:style>
    <style:style style:name="P7" style:family="paragraph" style:parent-style-name="Text_20_body" style:list-style-name="L7"/>
    <style:style style:name="P8" style:family="paragraph" style:parent-style-name="Text_20_body">
      <style:text-properties officeooo:rsid="0007f1d6" officeooo:paragraph-rsid="0007f1d6"/>
    </style:style>
    <style:style style:name="P9" style:family="paragraph" style:parent-style-name="Text_20_body">
      <style:text-properties officeooo:rsid="0009d68f" officeooo:paragraph-rsid="0009d68f"/>
    </style:style>
    <style:style style:name="P10" style:family="paragraph" style:parent-style-name="Text_20_body">
      <style:text-properties officeooo:paragraph-rsid="0009d68f"/>
    </style:style>
    <style:style style:name="P11" style:family="paragraph" style:parent-style-name="Text_20_body">
      <style:text-properties fo:font-weight="bold" officeooo:rsid="0009d68f" officeooo:paragraph-rsid="0009d68f" style:font-weight-asian="bold" style:font-weight-complex="bold"/>
    </style:style>
    <style:style style:name="P12" style:family="paragraph" style:parent-style-name="Text_20_body" style:list-style-name="L3">
      <style:paragraph-properties fo:margin-top="0in" fo:margin-bottom="0in" loext:contextual-spacing="false"/>
      <style:text-properties officeooo:paragraph-rsid="0006301a"/>
    </style:style>
    <style:style style:name="T1" style:family="text">
      <style:text-properties officeooo:rsid="0006301a"/>
    </style:style>
    <style:style style:name="T2" style:family="text">
      <style:text-properties officeooo:rsid="0006a903"/>
    </style:style>
    <style:style style:name="T3" style:family="text">
      <style:text-properties style:font-name="Liberation Serif" fo:font-size="10pt" fo:font-weight="bold" officeooo:rsid="0006a903" style:font-name-asian="Noto Serif CJK SC" style:font-size-asian="10pt" style:font-weight-asian="bold" style:font-name-complex="Lohit Devanagari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d68f" style:font-weight-asian="bold" style:font-weight-complex="bold"/>
    </style:style>
    <style:style style:name="T6" style:family="text">
      <style:text-properties officeooo:rsid="000741d8"/>
    </style:style>
    <style:style style:name="T7" style:family="text">
      <style:text-properties officeooo:rsid="0007f1d6"/>
    </style:style>
    <style:style style:name="T8" style:family="text">
      <style:text-properties officeooo:rsid="0009d68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<text:bookmark text:name="head4"/>1. Total population</text:h>
      <text:list xml:id="list2001196474" text:style-name="L1">
        <text:list-item>
          <text:p text:style-name="P2">In 2016, <text:span text:style-name="T6">3.5 million people </text:span>were chronically infected with HCV <text:span text:style-name="T1">[ref </text:span><text:span text:style-name="T6">Edlin</text:span><text:span text:style-name="T1">]</text:span></text:p>
        </text:list-item>
      </text:list>
      <text:h text:style-name="Heading_20_5" text:outline-level="5"><text:bookmark text:name="head41"/>2. Current PWID</text:h>
      <text:list xml:id="list3787328321" text:style-name="L2">
        <text:list-item>
          <text:p text:style-name="P3"><text:span text:style-name="T1">(38.1% to 68%)</text:span> of current PWID are infected with HCV in 2016 <text:span text:style-name="T1">[ref Degenhart]</text:span></text:p>
        </text:list-item>
      </text:list>
      <text:h text:style-name="Heading_20_5" text:outline-level="5"><text:span text:style-name="T1">3</text:span>. Scaling to a population (assuming a growing PWID population) </text:h>
      <text:list xml:id="list3895046457" text:style-name="L3">
        <text:list-item>
          <text:p text:style-name="P12">In 2007 there were 2,248,500 PWID (current) <text:span text:style-name="T1">[ref <text:s/>Degenhart]</text:span></text:p>
        </text:list-item>
        <text:list-item>
          <text:p text:style-name="P4">Allow PWID population to grow <text:span text:style-name="T1">with two</text:span> model fitting parameter<text:span text:style-name="T1">s [ref Fraser]</text:span></text:p>
        </text:list-item>
      </text:list>
      <text:h text:style-name="Heading_20_5" text:outline-level="5"><text:span text:style-name="T1">4</text:span>. <text:span text:style-name="T1">Fit</text:span> multiplier <text:span text:style-name="T1">parameter </text:span>for <text:span text:style-name="T3">force </text:span>of infection <text:span text:style-name="T1">to model increasing incidence of HCV</text:span></text:h>
      <text:list xml:id="list2451288645" text:style-name="L4">
        <text:list-item>
          <text:p text:style-name="P5">Flat prior to 2009</text:p>
        </text:list-item>
        <text:list-item>
          <text:p text:style-name="P5">3 to 4 fold increase in incidence between 2010 and 2018 [ ref Surveillance doc]</text:p>
        </text:list-item>
        <text:list-item>
          <text:p text:style-name="P5">Assume increasing incidence and flattening <text:span text:style-name="T2">in 2030 and </text:span><text:span text:style-name="T6">steady</text:span><text:span text:style-name="T2"> incidence until 2040 [ref Fraser]</text:span></text:p>
        </text:list-item>
      </text:list>
      <text:p text:style-name="P1">5. <text:span text:style-name="T4">Fit epidemic model parameters for best fit to 2 to 4. Allow the following model parameters to vary [ ref Scott]</text:span></text:p>
      <text:list xml:id="list3173184293" text:style-name="L5">
        <text:list-item>
          <text:p text:style-name="P6">Calibration multiplier for force of infection</text:p>
        </text:list-item>
        <text:list-item>
          <text:p text:style-name="P6">Relapse (former to current) rate</text:p>
        </text:list-item>
        <text:list-item>
          <text:p text:style-name="P6">Injecting career length (current to former) </text:p>
        </text:list-item>
      </text:list>
      <text:p text:style-name="P11">6. Assume split of HCV cases as 50%, 35% and 15% in PWID, general population and prisoners</text:p>
      <text:p text:style-name="P8"><text:span text:style-name="T8">7</text:span>. <text:span text:style-name="T4">Split of PWID (current and former), general population and prison population</text:span></text:p>
      <text:p text:style-name="P10"><text:span text:style-name="T5">Former population = 50%* 3.5million - fitted pop in 3 * fitted prev in 2</text:span> </text:p>
      <text:h text:style-name="Heading_20_5" text:outline-level="5"><text:span text:style-name="T8">8</text:span>. Endemic trend for general population</text:h>
      <text:list xml:id="list1055549679" text:style-name="L7">
        <text:list-item>
          <text:p text:style-name="P7">Chronic HCV is assumed to be endemic in the general population and in steady state, i.e. constant.</text:p>
        </text:list-item>
      </text:list>
      <text:p text:style-name="P9">9. Adjust the split in 6 such that current PWID account for 80% of incident cases</text:p>
      <text:list xml:id="list162023410248174" text:continue-list="list3173184293" text:style-name="L5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5:47:11.878872426</meta:creation-date>
    <dc:date>2021-05-01T16:20:22.906601073</dc:date>
    <meta:editing-duration>PT6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44" meta:character-count="1370" meta:non-whitespace-character-count="1155"/>
  </office:meta>
</office:document-meta>
</file>